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pt" fo:country="BR" fo:font-weight="bold" officeooo:paragraph-rsid="0018bef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language="pt" fo:country="BR" officeooo:paragraph-rsid="0018bef1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1fb6ad" officeooo:paragraph-rsid="0018bef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018bef1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language="pt" fo:country="BR" fo:font-weight="bold" officeooo:paragraph-rsid="0018bef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2pt" fo:language="pt" fo:country="BR" fo:font-weight="bold" officeooo:paragraph-rsid="0018bef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18bef1"/>
    </style:style>
    <style:style style:name="P8" style:family="paragraph" style:parent-style-name="Standard">
      <style:paragraph-properties fo:text-align="end" style:justify-single-word="false"/>
      <style:text-properties officeooo:paragraph-rsid="0018bef1"/>
    </style:style>
    <style:style style:name="P9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officeooo:paragraph-rsid="0018bef1"/>
    </style:style>
    <style:style style:name="P10" style:family="paragraph" style:parent-style-name="Standard">
      <style:paragraph-properties fo:margin-left="0cm" fo:margin-right="0cm" fo:text-align="end" style:justify-single-word="false" fo:text-indent="8.682cm" style:auto-text-indent="false"/>
      <style:text-properties fo:font-size="12pt" fo:language="pt" fo:country="BR" fo:font-weight="bold" officeooo:paragraph-rsid="0018bef1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8.894cm" style:auto-text-indent="false"/>
      <style:text-properties fo:font-size="12pt" fo:language="pt" fo:country="BR" fo:font-weight="bold" officeooo:paragraph-rsid="0018bef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9.319cm" style:auto-text-indent="false"/>
      <style:text-properties fo:font-size="12pt" fo:language="pt" fo:country="BR" fo:font-weight="bold" officeooo:paragraph-rsid="0018bef1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2pt" fo:font-weight="normal" officeooo:rsid="0022f6de" officeooo:paragraph-rsid="0022f6de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pt" fo:country="BR" style:font-size-asian="12pt" style:font-size-complex="12pt"/>
    </style:style>
    <style:style style:name="T3" style:family="text">
      <style:text-properties fo:font-size="12pt" fo:language="pt" fo:country="BR" officeooo:rsid="001fc55a" style:font-size-asian="12pt" style:font-size-complex="12pt"/>
    </style:style>
    <style:style style:name="T4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5" style:family="text"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pt" fo:country="BR" fo:font-weight="normal" officeooo:rsid="001e241f" style:font-size-asian="12pt" style:font-weight-asian="normal" style:font-size-complex="12pt" style:font-weight-complex="normal"/>
    </style:style>
    <style:style style:name="T7" style:family="text">
      <style:text-properties fo:font-size="12pt" fo:language="pt" fo:country="BR" fo:font-weight="normal" officeooo:rsid="0021b935" style:font-size-asian="12pt" style:font-weight-asian="normal" style:font-size-complex="12pt" style:font-weight-complex="normal"/>
    </style:style>
    <style:style style:name="T8" style:family="text">
      <style:text-properties fo:font-size="12pt" fo:language="pt" fo:country="BR" fo:font-weight="normal" officeooo:rsid="00220a96" style:font-size-asian="12pt" style:font-weight-asian="normal" style:font-size-complex="12pt" style:font-weight-complex="normal"/>
    </style:style>
    <style:style style:name="T9" style:family="text">
      <style:text-properties officeooo:rsid="0018df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AUDO <text:span text:style-name="T9">MÉDICO</text:span></text:p>
      <text:p text:style-name="P1"/>
      <text:p text:style-name="P1"/>
      <text:p text:style-name="P1"/>
      <text:p text:style-name="P13">DAVID LEVY HOLANDA DA SILVA</text:p>
      <text:p text:style-name="P3"/>
      <text:p text:style-name="P3"/>
      <text:p text:style-name="P3"/>
      <text:p text:style-name="P3"/>
      <text:p text:style-name="P2"/>
      <text:p text:style-name="P7"><text:span text:style-name="T1"><text:s text:c="11"/>Paciente</text:span><text:span text:style-name="T2"> <text:s/></text:span><text:span text:style-name="T1">portador(a)</text:span><text:span text:style-name="T2"> de</text:span><text:span text:style-name="T1"> </text:span><text:span text:style-name="T2">agitação psicomotora </text:span><text:span text:style-name="T3">com bastante impulsividade </text:span><text:span text:style-name="T2">, sabe se comunicar e interage <text:s/>com <text:s/>os <text:s/>outros. </text:span></text:p>
      <text:p text:style-name="P7"><text:span text:style-name="T1"><text:s text:c="5"/></text:span><text:span text:style-name="T2">Devendo ser medicado e realizar terapia</text:span><text:span text:style-name="T1"> </text:span><text:span text:style-name="T2">com </text:span><text:span text:style-name="T1"><text:s/>Psicologa , Terap</text:span><text:span text:style-name="T2">euta</text:span><text:span text:style-name="T1"> Ocupacional</text:span><text:span text:style-name="T2"> e Fonoaudióloga </text:span><text:span text:style-name="T1"><text:s/>. Para que melhore o seu desenvolvimento.</text:span></text:p>
      <text:p text:style-name="P4"/>
      <text:p text:style-name="P5">CID10: R45.1</text:p>
      <text:p text:style-name="P5"/>
      <text:p text:style-name="P5"/>
      <text:p text:style-name="P5"/>
      <text:p text:style-name="P5"/>
      <text:p text:style-name="P8"><text:span text:style-name="T4"><text:s/></text:span><text:span text:style-name="T5">Maracanaú, </text:span><text:span text:style-name="T8">0</text:span><text:span text:style-name="T7">3</text:span><text:span text:style-name="T5"> de </text:span><text:span text:style-name="T8">abril</text:span><text:span text:style-name="T5"> de 202</text:span><text:span text:style-name="T6">5.</text:span><text:span text:style-name="T5"> </text:span></text:p>
      <text:p text:style-name="P6"/>
      <text:p text:style-name="P6"/>
      <text:p text:style-name="P6"/>
      <text:p text:style-name="P6"/>
      <text:p text:style-name="P6"/>
      <text:p text:style-name="P6"/>
      <text:p text:style-name="P10">…......................................................</text:p>
      <text:p text:style-name="P11">Dra. Gilma Holanda</text:p>
      <text:p text:style-name="P12">CRM:2374</text:p>
      <text:p text:style-name="P5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20T16:54:04.062000000</meta:creation-date>
    <meta:print-date>2025-04-03T11:11:35.163000000</meta:print-date>
    <dc:date>2025-04-03T15:53:58.078000000</dc:date>
    <meta:editing-duration>PT10H25M31S</meta:editing-duration>
    <meta:editing-cycles>9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9" meta:word-count="57" meta:character-count="440" meta:non-whitespace-character-count="367"/>
  </office:meta>
</office:document-meta>
</file>